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2.54cm" fo:break-before="auto" style:use-optimal-row-height="false"/>
    </style:style>
    <style:style style:name="ro15" style:family="table-row">
      <style:table-row-properties style:row-height="3.632cm" fo:break-before="auto" style:use-optimal-row-height="true"/>
    </style:style>
    <style:style style:name="ro16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28" style:family="table-cell" style:parent-style-name="Default" style:data-style-name="N0">
      <style:table-cell-properties fo:background-color="transparent" fo:border="0.002cm solid #000000"/>
    </style:style>
    <style:style style:name="ce2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0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5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6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7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9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9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30" office:value-type="string">
            <text:p>2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31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31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0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0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31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31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31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30" office:value-type="string">
            <text:p>kilka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31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30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31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31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0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30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31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31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0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30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31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31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31" office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30" office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31" office:value-type="string">
            <text:p>3 dni</text:p>
          </table:table-cell>
          <table:table-cell table:style-name="ce21" office:value-type="string">
            <text:p>Wykonano prezentacje, wybrano odpowiedni algorytm i zmodyfikowano go.</text:p>
          </table:table-cell>
          <table:table-cell table:style-name="ce31" office:value-type="string">
            <text:p>10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30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30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31"/>
          <table:table-cell table:style-name="ce21" office:value-type="string">
            <text:p>Przegląd literatury, dobór algorytmów wykonanie prezentacji</text:p>
          </table:table-cell>
          <table:table-cell table:style-name="ce31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30" office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31" office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0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30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31" office:value-type="string">
            <text:p>2-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30" office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31" office:value-type="string">
            <text:p>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30" office:value-type="string">
            <text:p>jakiś tydzień.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30" office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31" office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9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9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31" office:value-type="string">
            <text:p>2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0" office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31" office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4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table:style-name="ce32" office:value-type="string" table:number-columns-spanned="1" table:number-rows-spanned="2">
            <text:p>20h</text:p>
          </table:table-cell>
          <table:table-cell table:style-name="ce24" office:value-type="string" table:number-columns-spanned="1" table:number-rows-spanned="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table:style-name="ce32" office:value-type="string" table:number-columns-spanned="1" table:number-rows-spanned="2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5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3" office:value-type="string">
            <text:p>ok. 12h</text:p>
          </table:table-cell>
          <table:table-cell table:style-name="ce22" office:value-type="string">
            <text:p>Implementacja dwóch założonych wcześniej algorytmów w pakiecie MATLAB, uzupełnienie raportu 1, przygotowanie prezentacji na spotkanie kontrolne 2.</text:p>
          </table:table-cell>
          <table:table-cell table:style-name="ce30" office:value-type="string">
            <text:p>ok. 15h</text:p>
          </table:table-cell>
          <table:table-cell table:number-columns-repeated="1017"/>
        </table:table-row>
        <table:table-row table:style-name="ro16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34" office:value-type="string">
            <text:p><text:s/>ok. 12h</text:p>
          </table:table-cell>
          <table:table-cell table:style-name="ce38" office:value-type="string">
            <text:p>Implementacja dwóch założonych wcześniej algorytmów w pakiecie MATLAB, uzupełnienie raportu 1, uzupełnienie prezentacji na spotkanie kontrolne 2.</text:p>
          </table:table-cell>
          <table:table-cell table:style-name="ce31" office:value-type="string">
            <text:p>15/16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31" office:value-type="string">
            <text:p>2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31" office:value-type="string">
            <text:p>2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30" office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31" office:value-type="string">
            <text:p>3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30" office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31" office:value-type="string">
            <text:p>4 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30" office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31" office:value-type="string">
            <text:p>1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Implementacja algorytmu, przegląd literatury, pisanie raportu.</text:p>
          </table:table-cell>
          <table:table-cell table:style-name="ce31" office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30" office:value-type="string">
            <text:p>25-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5" office:value-type="string">
            <text:p>20-30h</text:p>
          </table:table-cell>
          <table:table-cell table:style-name="ce21" office:value-type="string">
            <text:p>Baza próbek wraz z parametrami czasowymi, zaimplementowany algorytm w matlabie, walidacja poprawności klasyfikacji działania dla różnych parametrów, raport cząstkowy</text:p>
          </table:table-cell>
          <table:table-cell table:style-name="ce31" office:value-type="string">
            <text:p>22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5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30" office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31" office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30" office:value-type="string">
            <text:p>30h</text:p>
          </table:table-cell>
          <table:table-cell table:style-name="ce20" office:value-type="string">
            <text:p>raport wstępny/działające funkcje w matlab</text:p>
          </table:table-cell>
          <table:table-cell table:style-name="ce30" office:value-type="string">
            <text:p>15 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5" office:value-type="string">
            <text:p>20-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30" office:value-type="string">
            <text:p>20-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31" office:value-type="string">
            <text:p>20-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3:</text:p>
          </table:table-cell>
          <table:table-cell table:style-name="ce1" table:number-columns-repeated="2"/>
          <table:table-cell table:style-name="ce18" office:value-type="string">
            <text:p>15.12.2014 - 12.01.201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9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9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4" office:value-type="string" table:number-columns-spanned="1" table:number-rows-spanned="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table:style-name="ce32" office:value-type="string" table:number-columns-spanned="1" table:number-rows-spanned="2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6" office:value-type="string" table:number-columns-spanned="1" table:number-rows-spanned="2">
            <text:p>Implementacja algorytmu <text:s/>(algorytm R_ampl) w C++. Przeprowadzanie testów jednostkowych, sporządzenie raportu końcowego.</text:p>
          </table:table-cell>
          <table:table-cell table:style-name="ce36" office:value-type="string" table:number-columns-spanned="1" table:number-rows-spanned="2">
            <text:p>ok. 4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31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7" office:value-type="string" table:number-columns-spanned="1" table:number-rows-spanned="2">
            <text:p>implementacja algorytmow analizy statystycznej i czestoliwosciowej w C++, testy jednostkowe, przygotowanie raportu</text:p>
          </table:table-cell>
          <table:table-cell table:style-name="ce37" office:value-type="string" table:number-columns-spanned="1" table:number-rows-spanned="2">
            <text:p>4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implementacja algorytmu z wykorzystaniem PCA w C++, testy jednostkowe</text:p>
          </table:table-cell>
          <table:table-cell table:style-name="ce35" office:value-type="string">
            <text:p>25-3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8" table:number-columns-spanned="1" table:number-rows-spanned="2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implementacja funkcji TPR, Shannon Entropy, RMSSD, wyświetlanie sygnału z af, testy jednostkowe</text:p>
          </table:table-cell>
          <table:table-cell table:style-name="ce30" office:value-type="string">
            <text:p>30 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/>
          <table:table-cell table:style-name="ce35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21.12.2014</text:date>, <text:time>20:49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2-21T20:49:48.59</dc:date>
    <meta:editing-cycles>24</meta:editing-cycles>
    <meta:editing-duration>PT1H33M58S</meta:editing-duration>
    <meta:document-statistic meta:table-count="1" meta:cell-count="460" meta:object-count="0"/>
  </office:meta>
</office:document-meta>
</file>